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d8b46" officeooo:paragraph-rsid="000d8b46"/>
    </style:style>
    <style:style style:name="P2" style:family="paragraph" style:parent-style-name="Standard">
      <style:text-properties officeooo:rsid="000e900a" officeooo:paragraph-rsid="000e900a"/>
    </style:style>
    <style:style style:name="P3" style:family="paragraph" style:parent-style-name="Standard">
      <style:text-properties officeooo:paragraph-rsid="000d8b46"/>
    </style:style>
    <style:style style:name="P4" style:family="paragraph" style:parent-style-name="Standard">
      <style:text-properties officeooo:rsid="00130edd" officeooo:paragraph-rsid="000d8b46"/>
    </style:style>
    <style:style style:name="P5" style:family="paragraph" style:parent-style-name="Standard">
      <style:text-properties officeooo:rsid="0014b1f3" officeooo:paragraph-rsid="0014b1f3"/>
    </style:style>
    <style:style style:name="P6" style:family="paragraph" style:parent-style-name="Standard">
      <style:text-properties officeooo:paragraph-rsid="0014b1f3"/>
    </style:style>
    <style:style style:name="P7" style:family="paragraph" style:parent-style-name="Standard">
      <style:text-properties officeooo:rsid="00183991" officeooo:paragraph-rsid="0014b1f3"/>
    </style:style>
    <style:style style:name="P8" style:family="paragraph" style:parent-style-name="Standard">
      <style:text-properties officeooo:rsid="0018c619" officeooo:paragraph-rsid="0018c619"/>
    </style:style>
    <style:style style:name="P9" style:family="paragraph" style:parent-style-name="Standard">
      <style:text-properties officeooo:paragraph-rsid="0018c619"/>
    </style:style>
    <style:style style:name="P10" style:family="paragraph" style:parent-style-name="Standard">
      <style:text-properties officeooo:rsid="001ce403" officeooo:paragraph-rsid="0018c619"/>
    </style:style>
    <style:style style:name="P11" style:family="paragraph" style:parent-style-name="Standard">
      <style:text-properties officeooo:rsid="001d96d1" officeooo:paragraph-rsid="001d96d1"/>
    </style:style>
    <style:style style:name="P12" style:family="paragraph" style:parent-style-name="Standard">
      <style:text-properties officeooo:paragraph-rsid="001d96d1"/>
    </style:style>
    <style:style style:name="P13" style:family="paragraph" style:parent-style-name="Standard">
      <style:text-properties officeooo:paragraph-rsid="001e9584"/>
    </style:style>
    <style:style style:name="T1" style:family="text">
      <style:text-properties officeooo:rsid="000d8b46"/>
    </style:style>
    <style:style style:name="T2" style:family="text">
      <style:text-properties officeooo:rsid="000e900a"/>
    </style:style>
    <style:style style:name="T3" style:family="text">
      <style:text-properties officeooo:rsid="000fe435"/>
    </style:style>
    <style:style style:name="T4" style:family="text">
      <style:text-properties officeooo:rsid="00114d61"/>
    </style:style>
    <style:style style:name="T5" style:family="text">
      <style:text-properties officeooo:rsid="00130edd"/>
    </style:style>
    <style:style style:name="T6" style:family="text">
      <style:text-properties officeooo:rsid="0014b1f3"/>
    </style:style>
    <style:style style:name="T7" style:family="text">
      <style:text-properties officeooo:rsid="0015c66e"/>
    </style:style>
    <style:style style:name="T8" style:family="text">
      <style:text-properties officeooo:rsid="001729b0"/>
    </style:style>
    <style:style style:name="T9" style:family="text">
      <style:text-properties officeooo:rsid="00183991"/>
    </style:style>
    <style:style style:name="T10" style:family="text">
      <style:text-properties officeooo:rsid="0018c619"/>
    </style:style>
    <style:style style:name="T11" style:family="text">
      <style:text-properties officeooo:rsid="001a3df8"/>
    </style:style>
    <style:style style:name="T12" style:family="text">
      <style:text-properties officeooo:rsid="001b1cf1"/>
    </style:style>
    <style:style style:name="T13" style:family="text">
      <style:text-properties officeooo:rsid="001ce403"/>
    </style:style>
    <style:style style:name="T14" style:family="text">
      <style:text-properties officeooo:rsid="001d96d1"/>
    </style:style>
    <style:style style:name="T15" style:family="text">
      <style:text-properties officeooo:rsid="001e2ea7"/>
    </style:style>
    <style:style style:name="T16" style:family="text">
      <style:text-properties officeooo:rsid="001e9584"/>
    </style:style>
    <style:style style:name="T17" style:family="text">
      <style:text-properties officeooo:rsid="001f0a74"/>
    </style:style>
    <style:style style:name="T18" style:family="text">
      <style:text-properties officeooo:rsid="001f2a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ário de produção do trabalho de Princípios de Engenharia de Software</text:p>
      <text:p text:style-name="P1"/>
      <text:p text:style-name="P2">31/03/2014</text:p>
      <text:p text:style-name="P3"><text:span text:style-name="T1">Dia 1: Instalando e aprendendo a usar LUA. Hello World, leitura do makefile... </text:span><text:span text:style-name="T2">leitura de sites e exemplos. </text:span><text:span text:style-name="T3">Problemas com o strlen... </text:span><text:span text:style-name="T4">consegui com # </text:span><text:span text:style-name="T5">em uns 20 min</text:span></text:p>
      <text:p text:style-name="P4"/>
      <text:p text:style-name="P5">01/04/2014: </text:p>
      <text:p text:style-name="P6"><text:span text:style-name="T6">Dia 2: Projeto no gitHub. </text:span><text:span text:style-name="T7">Aprendendo a mexer comm files em lua. </text:span><text:span text:style-name="T8">Em 30 min =&gt; pega linha que eu quiser. </text:span><text:span text:style-name="T9">25 min consegui pegar o numero randomico e fazer funcoes para pegar as linhas.</text:span></text:p>
      <text:p text:style-name="P7"/>
      <text:p text:style-name="P8">03/04/2014:</text:p>
      <text:p text:style-name="P9"><text:span text:style-name="T10">Dia 3: Uso do LibreOffice Draw para desenhar uma hierarquia de métodos e desse modo acompanhar o desenvolvimento e organização do código. </text:span><text:span text:style-name="T11">Gastando um bom tempo pensando nas divsões de módulos. </text:span><text:span text:style-name="T12">Estou gastando um bom tempo pensando nisso. Como uasr o princípio do 3-6. </text:span><text:span text:style-name="T13">Conforme o programa vai indo, vou vendo novos modulos a serem criados e pequenas mudanscas a serem feitas no anteriores</text:span></text:p>
      <text:p text:style-name="P10"/>
      <text:p text:style-name="P10"/>
      <text:p text:style-name="P11">06/04/2014:</text:p>
      <text:p text:style-name="P12"><text:span text:style-name="T14">Dia 4: feita a funcao de imprimir a palavra secreta. </text:span><text:span text:style-name="T15">Dúvidas sobre a modelagem das duncoes referentes a palavra... funcao de imprimir palavra e checar se a palavra esta comple poderiam ser feitas juntas para polpar tempo de programa... mas esteticamente fica melhor faze-klas separadas... procurando alternativa. Problemas com iteracoes de string e nomes de variaveis que mudei depois e confundi.</text:span></text:p>
      <text:p text:style-name="P12"><text:span text:style-name="T15"/></text:p>
      <text:p text:style-name="P13"><text:span text:style-name="T16">07/04/2014:</text:span></text:p>
      <text:p text:style-name="P13"><text:span text:style-name="T16">Dia 5: erros menores foram corrigidos. Programa quase funcionando. Eram erros simples que nao vi por cansaco. Hoje eles apareceram claramente. Problemas no desenho dos modulos... sera que o retorno da palavra correta e a soma do try deveriam estar em funcoes que ligam a mesma funcao? </text:span><text:span text:style-name="T17">Tive mais alguns problemas com o randmo. Nao sabia que precisava rodar o random seed antes. </text:span><text:span text:style-name="T18">Gastei por olta de uma hora e meia nisso tu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18:34:20</meta:creation-date>
    <dc:date>2014-04-07T11:31:16</dc:date>
    <meta:editing-duration>PT3H52M47S</meta:editing-duration>
    <meta:editing-cycles>9</meta:editing-cycles>
    <meta:generator>LibreOffice/4.0.2.2$Linux_X86_64 LibreOffice_project/400m0$Build-2</meta:generator>
    <meta:document-statistic meta:table-count="0" meta:image-count="0" meta:object-count="0" meta:page-count="1" meta:paragraph-count="11" meta:word-count="278" meta:character-count="1672" meta:non-whitespace-character-count="1404"/>
  </office:meta>
</office:document-meta>
</file>